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officeooo:rsid="001fd82f" officeooo:paragraph-rsid="001fd82f" style:language-asian="zxx" style:country-asian="none" style:language-complex="zxx" style:country-complex="none"/>
    </style:style>
    <style:style style:name="P3" style:family="paragraph" style:parent-style-name="Standard">
      <style:text-properties fo:language="zxx" fo:country="none" officeooo:paragraph-rsid="00212a95" style:language-asian="zxx" style:country-asian="none" style:language-complex="zxx" style:country-complex="none"/>
    </style:style>
    <style:style style:name="P4" style:family="paragraph" style:parent-style-name="Standard">
      <style:text-properties fo:language="zxx" fo:country="none" officeooo:paragraph-rsid="00229045" style:language-asian="zxx" style:country-asian="none" style:language-complex="zxx" style:country-complex="none"/>
    </style:style>
    <style:style style:name="P5" style:family="paragraph" style:parent-style-name="Standard">
      <style:text-properties fo:language="zxx" fo:country="none" fo:font-weight="bold" style:language-asian="zxx" style:country-asian="none" style:font-weight-asian="bold" style:language-complex="zxx" style:country-complex="none" style:font-weight-complex="bold"/>
    </style:style>
    <style:style style:name="P6" style:family="paragraph" style:parent-style-name="Standard">
      <style:text-properties fo:color="#55308d" fo:language="zxx" fo:country="none" officeooo:rsid="002050a9" officeooo:paragraph-rsid="002050a9" style:language-asian="zxx" style:country-asian="none" style:language-complex="zxx" style:country-complex="none"/>
    </style:style>
    <style:style style:name="P7" style:family="paragraph" style:parent-style-name="Standard">
      <style:text-properties fo:color="#55308d" fo:language="zxx" fo:country="none" officeooo:rsid="0020a240" officeooo:paragraph-rsid="0020a240" style:language-asian="zxx" style:country-asian="none" style:language-complex="zxx" style:country-complex="none"/>
    </style:style>
    <style:style style:name="P8" style:family="paragraph" style:parent-style-name="Standard">
      <style:text-properties fo:color="#55308d" fo:language="zxx" fo:country="none" officeooo:rsid="00212a95" officeooo:paragraph-rsid="00212a95" style:language-asian="zxx" style:country-asian="none" style:language-complex="zxx" style:country-complex="none"/>
    </style:style>
    <style:style style:name="P9" style:family="paragraph" style:parent-style-name="Standard">
      <style:text-properties fo:color="#55308d" fo:language="zxx" fo:country="none" officeooo:rsid="00229045" officeooo:paragraph-rsid="00229045" style:language-asian="zxx" style:country-asian="none" style:language-complex="zxx" style:country-complex="none"/>
    </style:style>
    <style:style style:name="P10" style:family="paragraph" style:parent-style-name="Standard">
      <style:text-properties fo:color="#55308d" fo:language="zxx" fo:country="none" officeooo:rsid="00236284" style:language-asian="zxx" style:country-asian="none" style:language-complex="zxx" style:country-complex="none"/>
    </style:style>
    <style:style style:name="P11" style:family="paragraph" style:parent-style-name="Standard">
      <style:text-properties fo:color="#55308d" fo:language="zxx" fo:country="none" officeooo:rsid="00236284" officeooo:paragraph-rsid="00236284" style:language-asian="zxx" style:country-asian="none" style:language-complex="zxx" style:country-complex="none"/>
    </style:style>
    <style:style style:name="P12" style:family="paragraph" style:parent-style-name="Standard">
      <style:text-properties fo:color="#55308d" fo:language="zxx" fo:country="none" officeooo:rsid="00252f01" officeooo:paragraph-rsid="00252f01" style:language-asian="zxx" style:country-asian="none" style:language-complex="zxx" style:country-complex="none"/>
    </style:style>
    <style:style style:name="P13" style:family="paragraph" style:parent-style-name="Standard">
      <style:text-properties fo:color="#55308d" fo:language="zxx" fo:country="none" officeooo:rsid="001fd82f" officeooo:paragraph-rsid="001fd82f" style:language-asian="zxx" style:country-asian="none" style:language-complex="zxx" style:country-complex="none"/>
    </style:style>
    <style:style style:name="P14" style:family="paragraph" style:parent-style-name="Standard">
      <style:text-properties fo:color="#158466" fo:language="zxx" fo:country="none" style:language-asian="zxx" style:country-asian="none" style:language-complex="zxx" style:country-complex="none"/>
    </style:style>
    <style:style style:name="P15" style:family="paragraph" style:parent-style-name="Standard">
      <style:text-properties fo:color="#158466" fo:language="zxx" fo:country="none" officeooo:rsid="0020a240" officeooo:paragraph-rsid="0020a240" style:language-asian="zxx" style:country-asian="none" style:language-complex="zxx" style:country-complex="none"/>
    </style:style>
    <style:style style:name="P16" style:family="paragraph" style:parent-style-name="Standard">
      <style:text-properties fo:color="#158466" fo:language="zxx" fo:country="none" officeooo:rsid="0021842a" officeooo:paragraph-rsid="0021842a" style:language-asian="zxx" style:country-asian="none" style:language-complex="zxx" style:country-complex="none"/>
    </style:style>
    <style:style style:name="P17" style:family="paragraph" style:parent-style-name="Standard">
      <style:text-properties fo:color="#158466" fo:language="zxx" fo:country="none" officeooo:rsid="0021c037" officeooo:paragraph-rsid="0021c037" style:language-asian="zxx" style:country-asian="none" style:language-complex="zxx" style:country-complex="none"/>
    </style:style>
    <style:style style:name="P18" style:family="paragraph" style:parent-style-name="Standard">
      <style:text-properties fo:color="#158466" fo:language="zxx" fo:country="none" officeooo:rsid="00229045" officeooo:paragraph-rsid="00229045" style:language-asian="zxx" style:country-asian="none" style:language-complex="zxx" style:country-complex="none"/>
    </style:style>
    <style:style style:name="P19" style:family="paragraph" style:parent-style-name="Standard">
      <style:text-properties fo:color="#158466" fo:language="zxx" fo:country="none" officeooo:rsid="00236284" officeooo:paragraph-rsid="00236284" style:language-asian="zxx" style:country-asian="none" style:language-complex="zxx" style:country-complex="none"/>
    </style:style>
    <style:style style:name="P20" style:family="paragraph" style:parent-style-name="Standard">
      <style:text-properties fo:color="#158466" officeooo:rsid="0021842a" officeooo:paragraph-rsid="0021842a"/>
    </style:style>
    <style:style style:name="P21" style:family="paragraph" style:parent-style-name="Standard">
      <style:text-properties fo:color="#2a6099" fo:language="zxx" fo:country="none" officeooo:rsid="0021c037" officeooo:paragraph-rsid="0021c037" style:language-asian="zxx" style:country-asian="none" style:language-complex="zxx" style:country-complex="none"/>
    </style:style>
    <style:style style:name="P22" style:family="paragraph" style:parent-style-name="Standard">
      <style:text-properties fo:color="#2a6099" fo:language="zxx" fo:country="none" officeooo:rsid="00229045" officeooo:paragraph-rsid="00229045" style:language-asian="zxx" style:country-asian="none" style:language-complex="zxx" style:country-complex="none"/>
    </style:style>
    <style:style style:name="P23" style:family="paragraph" style:parent-style-name="Standard">
      <style:text-properties officeooo:paragraph-rsid="00212a95"/>
    </style:style>
    <style:style style:name="P24" style:family="paragraph" style:parent-style-name="Standard">
      <style:text-properties fo:color="#000000" fo:language="zxx" fo:country="none" fo:font-weight="bold" style:language-asian="zxx" style:country-asian="none" style:font-weight-asian="bold" style:language-complex="zxx" style:country-complex="none" style:font-weight-complex="bold"/>
    </style:style>
    <style:style style:name="P25" style:family="paragraph" style:parent-style-name="Standard" style:list-style-name="L1">
      <style:text-properties fo:color="#55308d" fo:language="zxx" fo:country="none" officeooo:rsid="00229045" officeooo:paragraph-rsid="00229045" style:language-asian="zxx" style:country-asian="none" style:language-complex="zxx" style:country-complex="none"/>
    </style:style>
    <style:style style:name="T1" style:family="text">
      <style:text-properties fo:color="#55308d"/>
    </style:style>
    <style:style style:name="T2" style:family="text">
      <style:text-properties fo:color="#55308d" officeooo:rsid="001fd82f"/>
    </style:style>
    <style:style style:name="T3" style:family="text">
      <style:text-properties fo:color="#55308d" officeooo:rsid="002050a9"/>
    </style:style>
    <style:style style:name="T4" style:family="text">
      <style:text-properties fo:color="#55308d" fo:language="zxx" fo:country="none" officeooo:rsid="00212a95" style:language-asian="zxx" style:country-asian="none" style:language-complex="zxx" style:country-complex="none"/>
    </style:style>
    <style:style style:name="T5" style:family="text">
      <style:text-properties fo:color="#55308d" fo:language="zxx" fo:country="none" officeooo:rsid="0021842a" style:language-asian="zxx" style:country-asian="none" style:language-complex="zxx" style:country-complex="none"/>
    </style:style>
    <style:style style:name="T6" style:family="text">
      <style:text-properties fo:color="#55308d" officeooo:rsid="00236284"/>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officeooo:rsid="0021c037" style:language-asian="zxx" style:country-asian="none" style:language-complex="zxx" style:country-complex="none"/>
    </style:style>
    <style:style style:name="T9" style:family="text">
      <style:text-properties fo:language="zxx" fo:country="none" officeooo:rsid="00252f01" style:language-asian="zxx" style:country-asian="none" style:language-complex="zxx" style:country-complex="none"/>
    </style:style>
    <style:style style:name="T10" style:family="text">
      <style:text-properties fo:language="zxx" fo:country="none" officeooo:rsid="0026ab6c" style:language-asian="zxx" style:country-asian="none" style:language-complex="zxx" style:country-complex="none"/>
    </style:style>
    <style:style style:name="T11" style:family="text">
      <style:text-properties fo:color="#2a6099" officeooo:rsid="0021c037"/>
    </style:style>
    <style:style style:name="T12" style:family="text">
      <style:text-properties fo:color="#2a6099" fo:language="zxx" fo:country="none" style:language-asian="zxx" style:country-asian="none" style:language-complex="zxx" style:country-complex="none"/>
    </style:style>
    <style:style style:name="T13" style:family="text">
      <style:text-properties fo:color="#2a6099" fo:language="zxx" fo:country="none" officeooo:rsid="0021c037" style:language-asian="zxx" style:country-asian="none" style:language-complex="zxx" style:country-complex="none"/>
    </style:style>
    <style:style style:name="T14" style:family="text">
      <style:text-properties fo:font-weight="bold" style:font-weight-asian="bold" style:font-weight-complex="bold"/>
    </style:style>
    <style:style style:name="T15" style:family="text">
      <style:text-properties officeooo:rsid="00229045"/>
    </style:style>
    <style:style style:name="T16" style:family="text">
      <style:text-properties officeooo:rsid="00252f0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1: The policy makers are able to identify the best-performing farmers and the worst-</text:p>
      <text:p text:style-name="P5">performing farmers.</text:p>
      <text:p text:style-name="P1">• R1 DREAM collects and accesses data like soil moisture, weather reports</text:p>
      <text:p text:style-name="P1"><text:s text:c="2"/>(temperature, ...), water used for irrigation with a timestamp and the</text:p>
      <text:p text:style-name="P1"><text:s text:c="2"/>concerned area;</text:p>
      <text:p text:style-name="P1"><text:s text:c="2"/><text:span text:style-name="T2">se lo spezzassimo in più requirements? Perché un requirement deve essere una frase "atomica", riguardante una sola funzionalità</text:span></text:p>
      <text:p text:style-name="P13">es R1a: DREAM collects soil moisture data from sensors, associated with a timestamp and the concerned area</text:p>
      <text:p text:style-name="P2"><text:span text:style-name="T1">R1b: DREAM </text:span><text:span text:style-name="T3">is able to access weather reports data ...</text:span></text:p>
      <text:p text:style-name="P6">comunque non sono sicura che sia un requirement, in quanto i requirements dovrebbero essere espressi in termini di shared phaenomena, mentre il fatto di salvare dei dati è interno a dream;</text:p>
      <text:p text:style-name="P6">weather reports non sono salvati ma solo acceduti da DREAM </text:p>
      <text:p text:style-name="P1">• R2 DREAM collects feedbacks of agronomists about farmers and problems</text:p>
      <text:p text:style-name="P1"><text:s text:c="2"/>faced by farmers with a timestamp and the concerned farmer;</text:p>
      <text:p text:style-name="P6">R2: DREAM shall allow agronomists to insert feedbacks about the farmers they visited</text:p>
      <text:p text:style-name="P12">R2a: DREAM shall allow farmers to insert problem they face</text:p>
      <text:p text:style-name="P1">• R3 DREAM collects data about farmers, like volume of production, fer-</text:p>
      <text:p text:style-name="P1"><text:s text:c="3"/>tilizers adopted, ... with the concerned farmer and the relative period;</text:p>
      <text:p text:style-name="P6">anche questo lo spezzerei</text:p>
      <text:p text:style-name="P1">• R4 DREAM shall store the area of the farm of each farmer;</text:p>
      <text:p text:style-name="P6">R4: DREAM "forces" users to insert the area where their farm is located</text:p>
      <text:p text:style-name="P1">• R5 DREAM can make use of different criteria (namely, which data like</text:p>
      <text:p text:style-name="P1"><text:s text:c="3"/>soil moisture... use to compare farmers) and/or combinations of them to</text:p>
      <text:p text:style-name="P1"><text:s text:c="3"/>rank farmers;</text:p>
      <text:p text:style-name="P1">• R6 DREAM allows policy makers to choose the criteria to use for ranking</text:p>
      <text:p text:style-name="P1"><text:s text:c="3"/>and, potentially, some associated weights (for combinations of them);</text:p>
      <text:p text:style-name="P6">forse dividiamo anche questo in due?</text:p>
      <text:p text:style-name="P1">• R7 DREAM allows policy makers to choose the period and the area to</text:p>
      <text:p text:style-name="P1"><text:s text:c="3"/>consider for ranking the farmers;</text:p>
      <text:p text:style-name="P6">dividiamo tra period e area</text:p>
      <text:p text:style-name="P1">• R8 DREAM can show a list of farmers with the corresponding rankings</text:p>
      <text:p text:style-name="P1"><text:s text:c="3"/>and allow policy makers to mark them as best or worst-performing.</text:p>
      <text:p text:style-name="P7">R8a: DREAM is able to show a list of farmers ordered with respect to the provided ranking criteria</text:p>
      <text:p text:style-name="P7">R8b: DREAM allows policy makers to mark a farmer as be<text:span text:style-name="T16">s</text:span>t-performing or worst-performing</text:p>
      <text:p text:style-name="P15">D1, D2, D3, D4, D5, D6, D7?, D8?, D9, D11, D12, D13, D14, D18</text:p>
      <text:p text:style-name="P15">mettiamo anche il fatto che farmer e agronomist hanno device e sanno usarlo? O è un po' off-topic? <text:span text:style-name="T16">Sì</text:span></text:p>
      <text:p text:style-name="P1">In order to achieve this goal, DREAM must be able to collect all the data that</text:p>
      <text:p text:style-name="P1">may be correlated to the performances of a farmer (R1, R2, R3, R4); moreover,</text:p>
      <text:p text:style-name="P1">some criteria to assign weights to the various factors have to be chosen (R5, R6,</text:p>
      <text:p text:style-name="P1">R7). Finally, DREAM must be able to show the results to the user (R8).</text:p>
      <text:p text:style-name="P15">Data used by DREAM to rate the farmers should be correct.</text:p>
      <text:p text:style-name="P14"/>
      <text:p text:style-name="P5">G2: The policy makers are able to understand whether the initia-</text:p>
      <text:p text:style-name="P5">tives involving agronomists and best-performing farmers have a good</text:p>
      <text:p text:style-name="P5">impact on the work of the farmers.</text:p>
      <text:p text:style-name="P1">• R1 DREAM collects and accesses data like soil moisture, weather reports</text:p>
      <text:p text:style-name="P1"><text:s text:c="2"/>(temperature, ...), water used for irrigation with a timestamp and the</text:p>
      <text:p text:style-name="P1"><text:s text:c="2"/>concerned area;</text:p>
      <text:p text:style-name="P1">• R2 DREAM collects feedbacks of agronomists about farmers and problems</text:p>
      <text:p text:style-name="P1"><text:s text:c="2"/>faced by farmers with a timestamp and the concerned farmer;</text:p>
      <text:p text:style-name="P1"><text:soft-page-break/>• R3 DREAM collects data about farmers, like volume of production, fer-</text:p>
      <text:p text:style-name="P1"><text:s text:c="2"/>tilizers adopted, ... with the concerned farmer and the relative period;</text:p>
      <text:p text:style-name="Standard"><text:span text:style-name="T7">• R4 DREAM shall </text:span><text:span text:style-name="T9">store</text:span><text:span text:style-name="T7"> the area of the farm of each farmer;</text:span></text:p>
      <text:p text:style-name="Standard"><text:span text:style-name="T7">• R9 DREAM shall </text:span><text:span text:style-name="T9">show</text:span><text:span text:style-name="T7"> the initiatives involving agronomists and best-</text:span></text:p>
      <text:p text:style-name="P1"><text:s text:c="2"/>performing farmers currently adopted, along with the farmers and agronomists</text:p>
      <text:p text:style-name="P1"><text:s text:c="2"/>involved and the period of the initiative;</text:p>
      <text:p text:style-name="P8">anche questo secondo me non è un requirement (non è chiaro)</text:p>
      <text:p text:style-name="P1">• R10 DREAM can compare different periods of farmers work according to</text:p>
      <text:p text:style-name="P1"><text:s/>the production volume, the fertilizers adopted, ...;</text:p>
      <text:p text:style-name="P1">• R11 DREAM can compare different periods of farmers work according to</text:p>
      <text:p text:style-name="P1"><text:s/>environmental factors (e.g. data in weather reports, soil moisture, ...);</text:p>
      <text:p text:style-name="P1">• R12 DREAM allows policy makers to choose the old period to compare</text:p>
      <text:p text:style-name="P1"><text:s/>with, and according to which initiative decision;</text:p>
      <text:p text:style-name="P1">• R13 DREAM can show the impact of a certain initiative during a certain</text:p>
      <text:p text:style-name="P1">period.</text:p>
      <text:p text:style-name="P8">Forse questa funzionalità dovrebbe essere in generale chiarita maggiormente (mancano scenario, use case, e sequence diagram):</text:p>
      <text:p text:style-name="P8">- policy maker seleziona un farmer, visualizza gli interventi di best performing farmers e agronomists a questo correlati e le statistiche del farmer mostrando se ci sono correlazioni?</text:p>
      <text:p text:style-name="P8">- oppure policy maker seleziona un agronomist o best performing farmer, visualizza i suoi interventi sui farmer e se ci sono correlazioni?</text:p>
      <text:p text:style-name="P23"><text:span text:style-name="T4">- </text:span><text:span text:style-name="T5">oppure il policy maker sceglie un intervallo di tempo (e potenzialmente un'area), e visualizza tutti gli interventi di agronomists e best performing farmers, ciascuno con un flag che dica in quale misura è stato utile?</text:span></text:p>
      <text:p text:style-name="P16"/>
      <text:p text:style-name="P20"><text:span text:style-name="T7">D1, D2, D3, D4, D5, D6, D9, D11, D12, D13, </text:span><text:span text:style-name="T8">D14, D18</text:span></text:p>
      <text:p text:style-name="P16"/>
      <text:p text:style-name="P3">Goal G2 is achieved by forcing DREAM to collect all the data that may be involved</text:p>
      <text:p text:style-name="P1">in correlations between initiatives and impact on work (R1, R2, R3, R4, R9);</text:p>
      <text:p text:style-name="P1">furthermore, DREAM must be able to compare different periods of farmers work</text:p>
      <text:p text:style-name="P1">(R10, R11) according to the choice of the policy maker (R12) and to show the</text:p>
      <text:p text:style-name="P1">results (R13).</text:p>
      <text:p text:style-name="P16">Data used by DREAM regarding the farmers' work, the agronomists' interventions and the natural phenomena influencing agriculture (weather, soil moisture, water irrigation) should be correct for the goal to be achieved.</text:p>
      <text:p text:style-name="P1"/>
      <text:p text:style-name="P5">G3 The policy makers receive high-level reports about the impact</text:p>
      <text:p text:style-name="P5">of some environmental factors and the volume of production of the</text:p>
      <text:p text:style-name="P5">farmers. <text:span text:style-name="T11">Siamo sicuri di questo goal?</text:span></text:p>
      <text:p text:style-name="P1">• R1 DREAM collects and accesses data like soil moisture, weather reports</text:p>
      <text:p text:style-name="P1">(temperature, ...), water used for irrigation with a timestamp and the</text:p>
      <text:p text:style-name="P1">concerned area;</text:p>
      <text:p text:style-name="P1">• R2 DREAM collects feedbacks of agronomists about farmers and problems</text:p>
      <text:p text:style-name="P1">faced by farmers with a timestamp and the concerned farmer;</text:p>
      <text:p text:style-name="P1">• R3 DREAM collects data about farmers, like volume of production, fer-</text:p>
      <text:p text:style-name="P1">tilizers adopted, ... with the concerned farmer and the relative period;</text:p>
      <text:p text:style-name="P1">• R4 DREAM shall store the area of the farm of each farmer;</text:p>
      <text:p text:style-name="P1">• R10 DREAM can compare different periods of farmers work according to</text:p>
      <text:p text:style-name="P1">the production volume, the fertilizers adopted, ...;</text:p>
      <text:p text:style-name="P1">• R11 DREAM can compare different periods of farmers work according to</text:p>
      <text:p text:style-name="P1">environmental factors (e.g. data in weather reports, soil moisture, ...);</text:p>
      <text:p text:style-name="P1">• R14 DREAM can apply some machine learning techniques to understand</text:p>
      <text:p text:style-name="P1"><text:soft-page-break/>the correlation among environmental factors, fertilisers adopted and crops</text:p>
      <text:p text:style-name="P1">planted with the volume of production of the farmers;</text:p>
      <text:p text:style-name="P1">• R15 DREAM can show reports about the correlation among environmental</text:p>
      <text:p text:style-name="P1">factors and the volume of production of the farmers.</text:p>
      <text:p text:style-name="P1">This goal is reached by making DREAM able to apply data analisys techniques</text:p>
      <text:p text:style-name="P1">(R14) to the relevant data (R1, R2, R3, R4); such data must be compared by</text:p>
      <text:p text:style-name="P1">the system (R10, R11) and the results must be shown (R15).</text:p>
      <text:p text:style-name="P5"/>
      <text:p text:style-name="P1"><text:span text:style-name="T14">G4 The farmers visualize weather forecasts regarding their piece of land</text:span>.</text:p>
      <text:p text:style-name="P1"/>
      <text:p text:style-name="P1">• R4 DREAM shall store the area of the farm of each farmer;</text:p>
      <text:p text:style-name="P1">• R16 DREAM allows farmers to choose the date of the forecasts to visualize;</text:p>
      <text:p text:style-name="P1">• R17 DREAM is able to connect to the Telengana government website to fetch</text:p>
      <text:p text:style-name="Standard"><text:span text:style-name="T7"><text:s text:c="2"/>forecasts for the chosen date;</text:span><text:span text:style-name="T12"> </text:span><text:span text:style-name="T13">non è un requirement secondo me, oltretutto dream non si collegherebbe al sito web (credo)</text:span></text:p>
      <text:p text:style-name="P1">• R18 DREAM can show a map with the forecast.</text:p>
      <text:p text:style-name="P21">DREAM is able to show the weather, temperature, pressure, rainfall, <text:s/>humidity, wind direction and intensity forecasted for the selected date or period</text:p>
      <text:p text:style-name="P21">(non serve una mappa, perché riguardano una sola area)</text:p>
      <text:p text:style-name="P1">In order to achieve this goal, DREAM must fetch the forecasts (R17) according to</text:p>
      <text:p text:style-name="P1">the area of the farmer (R4) and the selected date (R16) and it must be able to</text:p>
      <text:p text:style-name="P1">show the results (R18).</text:p>
      <text:p text:style-name="P1"/>
      <text:p text:style-name="P17">D3, D7, D8</text:p>
      <text:p text:style-name="P14"/>
      <text:p text:style-name="P24">G5 The farmers receive personalized suggestions about crops to</text:p>
      <text:p text:style-name="P24">plant and fertilizers to use.</text:p>
      <text:p text:style-name="P1">• R1 DREAM collects and accesses data like soil moisture, weather reports</text:p>
      <text:p text:style-name="P1"><text:s text:c="2"/>(temperature, ...), water used for irrigation with a timestamp and the</text:p>
      <text:p text:style-name="P1"><text:s text:c="2"/>concerned area;</text:p>
      <text:p text:style-name="P1">• R2 DREAM collects feedbacks of agronomists about farmers and problems</text:p>
      <text:p text:style-name="P1"><text:s text:c="2"/>faced by farmers with a timestamp and the concerned farmer;</text:p>
      <text:p text:style-name="P4">• R3 DREAM collects data about farmers, like volume of production, fertilizers adopted, ... with th<text:span text:style-name="T15">e</text:span></text:p>
      <text:p text:style-name="P4"><text:s text:c="2"/>concerned farmer and the relative period;</text:p>
      <text:p text:style-name="P1">• R4 DREAM shall store the area of the farm of each farmer;</text:p>
      <text:p text:style-name="P1">• R17 DREAM is able to connect to the Telengana government website to fetch</text:p>
      <text:p text:style-name="P1"><text:s text:c="3"/>forecasts for the chosen date;</text:p>
      <text:p text:style-name="P9">non è un requisito il fatto che usi tecniche di maching learning</text:p>
      <text:p text:style-name="P9">-- DREAM is able to compute a personalized suggestion for a farmer regarding crops to plant in an unused area</text:p>
      <text:p text:style-name="P9">-- DREAM is able to compute a personalized suggestion for a farmer regarding fertilizers to use on a certain cultivation</text:p>
      <text:p text:style-name="Standard"><text:span text:style-name="T7">• R21 DREAM </text:span><text:span text:style-name="T10">is able</text:span><text:span text:style-name="T7"> to make</text:span></text:p>
      <text:p text:style-name="P1"><text:s text:c="3"/>predictions about the crops to plant and fertilizers to use given certain</text:p>
      <text:p text:style-name="P1"><text:s text:c="3"/>weather forecasts;</text:p>
      <text:p text:style-name="P1">• R22 DREAM can show the results of predictions about crops to plant and</text:p>
      <text:p text:style-name="P1"><text:s text:c="3"/>fertilizers to use to the farmers.</text:p>
      <text:p text:style-name="P1">• (what about agronomists’ suggestions?).</text:p>
      <text:p text:style-name="P1"/>
      <text:p text:style-name="P9">In generale, non specificherei MAI quali dati usa DREAM per fare i suggerimenti, perché è un dettaglio implementativo, non un requisito. Infatti potrebbe cambiare durante la vita <text:soft-page-break/>dell'applicazione (ad esempio in seguito a un perfezionamento della funzionalità), ma il requisito resta comunque soddisfatto.</text:p>
      <text:p text:style-name="P1"/>
      <text:p text:style-name="P1">Goal G5 requires that all the relevant data is known to DREAM (R1, R2, R3, R4),</text:p>
      <text:p text:style-name="P1">that DREAM is able to retrieve weather forecasts (R17) and that DREAM is able to</text:p>
      <text:p text:style-name="P1">train some algorithms using past data (R14) in order to make predictions for</text:p>
      <text:p text:style-name="P1">the future (R21). Of course the system must be able to show the results (R22).</text:p>
      <text:p text:style-name="P18">The data used by DREAM to compute the suggestions are correct.</text:p>
      <text:p text:style-name="P22"/>
      <text:p text:style-name="P18">D7, D8, D9, D1-D6 (?)</text:p>
      <text:p text:style-name="P1"/>
      <text:p text:style-name="P24">G6 The farmers ask for and receive help from agronomists and</text:p>
      <text:p text:style-name="P24">other farmers.</text:p>
      <text:p text:style-name="P1">• R23 DREAM allows the farmers to choose whether asking for help to an</text:p>
      <text:p text:style-name="P1">agronomists<text:span text:style-name="T1"> </text:span><text:span text:style-name="T6">of their area</text:span><text:span text:style-name="T1"> </text:span>or to other farmers;</text:p>
      <text:list xml:id="list365541002" text:style-name="L1">
        <text:list-item>
          <text:p text:style-name="P25">DREAM allows farmers to choose the farmer or agronomist who to issue the request </text:p>
        </text:list-item>
      </text:list>
      <text:p text:style-name="P1">• R24 DREAM allows the farmers to insert the a request for help with a</text:p>
      <text:p text:style-name="P1">justification;</text:p>
      <text:p text:style-name="P1">• R25 DREAM notifies other farmers/agronomists of the requests of help</text:p>
      <text:p text:style-name="P1">from other farmers;</text:p>
      <text:p text:style-name="P1">• R26 DREAM allows other farmers/agronomists to insert a message of</text:p>
      <text:p text:style-name="P1">response to the farmers who have made a request for help;</text:p>
      <text:p text:style-name="P1">• R27 DREAM sends responses of help to the farmers who asked for help;</text:p>
      <text:p text:style-name="P1">• R28 DREAM deletes notifications of requests for help when a response</text:p>
      <text:p text:style-name="P1">has been received.</text:p>
      <text:p text:style-name="P1"/>
      <text:p text:style-name="P1">The system must be able to establish a connection among those who ask for</text:p>
      <text:p text:style-name="P1">help and those who can answer (R23, R24, R25, R26, R27). When a request</text:p>
      <text:p text:style-name="P1">has been satisfied, the request cannot be answered anymore (R28).</text:p>
      <text:p text:style-name="P19">If we assume that the request will be properly answered, the goal is satisfied.</text:p>
      <text:p text:style-name="P19"/>
      <text:p text:style-name="P19">D7, D8, D9, D10, D15, D16, D17, D19</text:p>
      <text:p text:style-name="P1"/>
      <text:p text:style-name="P5">G7 The agronomists can plan farm visits based on the farmers</text:p>
      <text:p text:style-name="P5">performances.</text:p>
      <text:p text:style-name="P1">• R19 DREAM shall store the area each agronomist is responsible of;</text:p>
      <text:p text:style-name="P11">come per i farmers: DREAM shall allow agronomists to insert the area they are responsible of</text:p>
      <text:p text:style-name="P1">• R1 DREAM collects and accesses data like soil moisture, weather reports</text:p>
      <text:p text:style-name="P1"><text:s text:c="2"/>(temperature, ...), water used for irrigation with a timestamp and the</text:p>
      <text:p text:style-name="P1"><text:s text:c="2"/>concerned area;</text:p>
      <text:p text:style-name="P1">• R2 DREAM collects feedbacks of agronomists about farmers and problems</text:p>
      <text:p text:style-name="P1"><text:s text:c="2"/>faced by farmers with a timestamp and the concerned farmer;</text:p>
      <text:p text:style-name="P1">• R3 DREAM collects data about farmers, like volume of production, fer-</text:p>
      <text:p text:style-name="P1"><text:s text:c="2"/>tilizers adopted, ... with the concerned farmer and the relative period;</text:p>
      <text:p text:style-name="P1">• R4 DREAM shall store the area of the farm of each farmer;</text:p>
      <text:p text:style-name="P1">• R5 DREAM can make use of different criteria (namely, which data like</text:p>
      <text:p text:style-name="P1"><text:s text:c="2"/>soil moisture... use to compare farmers) and/or combinations of them to</text:p>
      <text:p text:style-name="P1"><text:s text:c="2"/>rank farmers;</text:p>
      <text:p text:style-name="P1">• R33 DREAM allows agronomists to choose the criteria to use for ranking</text:p>
      <text:p text:style-name="P1"><text:s text:c="2"/>and, potentially, some associated weights (for combinations of them);</text:p>
      <text:p text:style-name="P1">• R34 DREAM allows agronomists to choose the period and the area to</text:p>
      <text:p text:style-name="P1"><text:s text:c="2"/>consider for ranking the farmers;</text:p>
      <text:p text:style-name="P1"><text:soft-page-break/>• R35 DREAM can show a list of farmers with the corresponding rankings</text:p>
      <text:p text:style-name="P1"><text:s text:c="2"/>and allow agronomists to mark them as best or worst-performing;</text:p>
      <text:p text:style-name="P1">• R36 DREAM shall store all the dates of the visits received by a certain</text:p>
      <text:p text:style-name="P1"><text:s text:c="2"/>farmer, and the agronomist who performed the visit;</text:p>
      <text:p text:style-name="P1">• R37 DREAM is able to generate a daily plan of visits for each agronomist</text:p>
      <text:p text:style-name="P1"><text:s text:c="2"/>evenly distributing (with exceptions to bad-performing farmers) over the</text:p>
      <text:p text:style-name="P1"><text:s text:c="2"/>year the number of visits to each farmer;</text:p>
      <text:p text:style-name="P1">• R38 DREAM is able to generate a daily plan of visits for each agronomist</text:p>
      <text:p text:style-name="P1"><text:s text:c="2"/>forcing every farmer to be visited at least twice a year;</text:p>
      <text:p text:style-name="P1">• R39 DREAM is able to generate a daily plan of visits for each agronomist</text:p>
      <text:p text:style-name="P1"><text:s text:c="2"/>such that farmers with lower rankings are visited more often than those</text:p>
      <text:p text:style-name="P1"><text:s text:c="2"/>with higher rankings;</text:p>
      <text:p text:style-name="P1">• R40 DREAM allows the agronomists to accept or modify the autogener-</text:p>
      <text:p text:style-name="P1"><text:s text:c="2"/>ated daily plan;</text:p>
      <text:p text:style-name="P1">• R41 DREAM is able to check whether the modifies to a daily plan added</text:p>
      <text:p text:style-name="P1"><text:s text:c="2"/>by an agronomist are acceptable;</text:p>
      <text:p text:style-name="P1">• R42 DREAM is able to notify the farmers involved by a visit of an</text:p>
      <text:p text:style-name="P1"><text:s text:c="2"/>agronomist.</text:p>
      <text:p text:style-name="P1"/>
      <text:p text:style-name="P1">In order to achieve this goal, DREAM must be able to rank the various farmers (all</text:p>
      <text:p text:style-name="P1">the requirements of G10, namely R1, R2, R3, R5, R33, R34, R35) of the area</text:p>
      <text:p text:style-name="P1">of the agronomist (R4, R19) and remember how many times every farmer has</text:p>
      <text:p text:style-name="P1">been visited (R36). Then, DREAM is required to be able to generate a proposal of</text:p>
      <text:p text:style-name="P1">daily plan (R37, R38, R39) which can be modified or accepted by the agronomist</text:p>
      <text:p text:style-name="P1">(R40, R41). Finally, DREAM must be able to notify the involved farmer of the</text:p>
      <text:p text:style-name="P1">meeting (R42).</text:p>
      <text:p text:style-name="P10"/>
      <text:p text:style-name="P11">Secondo me DREAM non usa tutti i dati per il ranking per programmare le visite, semplicemente assicura che tutti siano visitati almeno due volte l'anno, e che i farmer marcati come worst performing siano visitati più spesso.</text:p>
      <text:p text:style-name="P1"/>
      <text:p text:style-name="P5">G8 The farmers can interact with other farmers exchanging opin-</text:p>
      <text:p text:style-name="P5">ions about agriculture.</text:p>
      <text:p text:style-name="P1">• R29 DREAM allows the farmers to initiate a new thread in the forum;</text:p>
      <text:p text:style-name="P1">• R30 DREAM allows the farmers to add an answer<text:span text:style-name="T1"> </text:span><text:span text:style-name="T6">(post)</text:span><text:span text:style-name="T1"> </text:span>to a thread in the</text:p>
      <text:p text:style-name="P1"><text:s text:c="2"/>forum;</text:p>
      <text:p text:style-name="P1">• R31 DREAM allows the farmers to close threads in the forum;<text:span text:style-name="T1"> </text:span><text:span text:style-name="T6">no perché?</text:span></text:p>
      <text:p text:style-name="P10"/>
      <text:p text:style-name="P1">To achieve goal G8, DREAM is required to put in contact different farmers through</text:p>
      <text:p text:style-name="P1">a forum (R29, R30, R31) and, potentially, through a private chat (R32).</text:p>
      <text:p text:style-name="P1"/>
      <text:p text:style-name="P5">G9 The agronomists visualize weather forecasts regarding the area</text:p>
      <text:p text:style-name="P5">they are responsible of.</text:p>
      <text:p text:style-name="P1">• R19 DREAM shall store the area each agronomist is responsible of;</text:p>
      <text:p text:style-name="P1">• R20 DREAM allows agronomists to choose the date of the forecasts to visu-</text:p>
      <text:p text:style-name="P1"><text:s text:c="2"/>alize;</text:p>
      <text:p text:style-name="P1">• R17 DREAM is able to connect to the Telengana government website to fetch</text:p>
      <text:p text:style-name="P1"><text:s text:c="2"/>forecasts for the chosen date;</text:p>
      <text:p text:style-name="P1">• R18 DREAM can show a map with the forecast.</text:p>
      <text:p text:style-name="P1"/>
      <text:p text:style-name="P1">Goal G9 imposes that DREAM is able to fetch weather forecasts (R17) according</text:p>
      <text:p text:style-name="P1">to the area of an agronomist (R19) and the date he has chosen (R20). Of course</text:p>
      <text:p text:style-name="P1"><text:soft-page-break/>it shall be able to show the results (R18).</text:p>
      <text:p text:style-name="P1"/>
      <text:p text:style-name="P5">G10 The agronomists are able to identify the best-performing</text:p>
      <text:p text:style-name="P5">farmers and the worst-performing farmers. <text:span text:style-name="T6">Anche i worst?</text:span></text:p>
      <text:p text:style-name="P1">• R1 DREAM collects and accesses data like soil moisture, weather reports</text:p>
      <text:p text:style-name="P1"><text:s text:c="2"/>(temperature, ...), water used for irrigation with a timestamp and the</text:p>
      <text:p text:style-name="P1"><text:s text:c="2"/>concerned area;</text:p>
      <text:p text:style-name="P1">• R2 DREAM collects feedbacks of agronomists about farmers and problems</text:p>
      <text:p text:style-name="P1"><text:s text:c="2"/>faced by farmers with a timestamp and the concerned farmer;</text:p>
      <text:p text:style-name="P1">• R3 DREAM collects data about farmers, like volume of production, fer-</text:p>
      <text:p text:style-name="P1"><text:s text:c="2"/>tilizers adopted, ... with the concerned farmer and the relative period;</text:p>
      <text:p text:style-name="P1">• R4 DREAM shall store the area of the farm of each farmer;</text:p>
      <text:p text:style-name="P1">• R5 DREAM can make use of different criteria (namely, which data like</text:p>
      <text:p text:style-name="P1"><text:s text:c="2"/>soil moisture... use to compare farmers) and/or combinations of them to</text:p>
      <text:p text:style-name="P1"><text:s text:c="2"/>rank farmers;</text:p>
      <text:p text:style-name="P1">• R33 DREAM allows agronomists to choose the criteria to use for ranking</text:p>
      <text:p text:style-name="P1"><text:s text:c="2"/>and, potentially, some associated weights (for combinations of them);</text:p>
      <text:p text:style-name="P1">• R34 DREAM allows agronomists to choose the period and the area to</text:p>
      <text:p text:style-name="P1"><text:s text:c="2"/>consider for ranking the farmers;</text:p>
      <text:p text:style-name="P1">• R35 DREAM can show a list of farmers with the corresponding rankings</text:p>
      <text:p text:style-name="P1"><text:s text:c="2"/>and allow agronomists to mark them as best or worst-performing.</text:p>
      <text:p text:style-name="P1"/>
      <text:p text:style-name="P1">This goal forces the system to own all the relevant data for the analysis (R1,</text:p>
      <text:p text:style-name="P1">R2, R3, R4) and to be able to compare such data (R5) according to choices of</text:p>
      <text:p text:style-name="P1">the agronomists (R33, R34). Finally, DREAM shall be able to show the resul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6T17:10:07.509165131</meta:creation-date>
    <dc:date>2021-11-17T11:15:29.708110277</dc:date>
    <meta:editing-duration>PT2H20M14S</meta:editing-duration>
    <meta:editing-cycles>2</meta:editing-cycles>
    <meta:generator>LibreOffice/6.4.7.2$Linux_X86_64 LibreOffice_project/40$Build-2</meta:generator>
    <meta:document-statistic meta:table-count="0" meta:image-count="0" meta:object-count="0" meta:page-count="6" meta:paragraph-count="241" meta:word-count="2720" meta:character-count="15927" meta:non-whitespace-character-count="13323"/>
  </office:meta>
</office:document-meta>
</file>